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2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fo:font-size="14pt" style:font-size-asian="14pt" style:font-size-complex="14pt" fo:language="en" fo:country="GB" style:language-asian="en" style:country-asian="GB"/>
    </style:style>
    <style:style style:name="P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ny" style:family="paragraph">
      <style:text-properties style:font-name="Arial" style:font-name-complex="Arial" fo:font-size="14pt" style:font-size-asian="14pt" style:font-size-complex="14pt"/>
    </style:style>
    <style:style style:name="P7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8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9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10" style:parent-style-name="Normalny" style:family="paragraph">
      <style:paragraph-properties fo:margin-left="3.4416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11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2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3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4" style:parent-style-name="Normalny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US"/>
    </style:style>
    <style:style style:name="P15" style:parent-style-name="Normalny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GB"/>
    </style:style>
    <style:style style:name="P16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7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8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9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20" style:parent-style-name="Normalny" style:family="paragraph">
      <style:text-properties style:font-name="Arial" style:font-name-complex="Arial" fo:font-weight="bold" style:font-weight-asian="bold" fo:language="en" fo:country="GB"/>
    </style:style>
    <style:style style:name="P21" style:parent-style-name="Normalny" style:family="paragraph">
      <style:text-properties style:font-name="Arial" style:font-name-complex="Arial" fo:font-weight="bold" style:font-weight-asian="bold" fo:font-style="italic" style:font-style-asian="italic" fo:language="en" fo:country="GB"/>
    </style:style>
    <style:style style:name="TableColumn23" style:family="table-column">
      <style:table-column-properties style:column-width="0.9472in"/>
    </style:style>
    <style:style style:name="TableColumn24" style:family="table-column">
      <style:table-column-properties style:column-width="2.1993in"/>
    </style:style>
    <style:style style:name="TableColumn25" style:family="table-column">
      <style:table-column-properties style:column-width="2.4076in"/>
    </style:style>
    <style:style style:name="TableColumn26" style:family="table-column">
      <style:table-column-properties style:column-width="0.7458in"/>
    </style:style>
    <style:style style:name="Table22" style:family="table">
      <style:table-properties style:width="6.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top="0.0416in" fo:margin-bottom="0.0833in"/>
    </style:style>
    <style:style style:name="T45" style:parent-style-name="Domyślnaczcionkaakapitu" style:family="text">
      <style:text-properties style:font-name="Arial" style:font-name-asian="Arial Unicode MS" style:font-name-complex="Arial" style:language-asian="pl" style:country-asian="PL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57" style:family="table-row">
      <style:table-row-properties style:min-row-height="0.043in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Row66" style:family="table-row">
      <style:table-row-properties style:min-row-height="0.043in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P75" style:parent-style-name="Nagłówek11" style:list-style-name="LFO2" style:family="paragraph"/>
    <style:style style:name="P76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7" style:parent-style-name="Domyślnaczcionkaakapitu" style:family="text">
      <style:text-properties style:font-name-complex="Arial" fo:font-size="14pt" style:font-size-asian="14pt" style:font-size-complex="14pt" fo:language="en" fo:country="GB"/>
    </style:style>
    <style:style style:name="T78" style:parent-style-name="Domyślnaczcionkaakapitu" style:family="text">
      <style:text-properties style:font-name-complex="Arial" fo:font-size="14pt" style:font-size-asian="14pt" style:font-size-complex="14pt" fo:language="en" fo:country="GB"/>
    </style:style>
    <style:style style:name="T79" style:parent-style-name="Domyślnaczcionkaakapitu" style:family="text">
      <style:text-properties fo:font-size="14pt" style:font-size-asian="14pt" style:font-size-complex="14pt"/>
    </style:style>
    <style:style style:name="P80" style:parent-style-name="Spistreści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1" style:parent-style-name="Domyślnaczcionkaakapitu" style:family="text">
      <style:text-properties fo:font-size="14pt" style:font-size-asian="14pt" style:font-size-complex="14pt"/>
    </style:style>
    <style:style style:name="T82" style:parent-style-name="Domyślnaczcionkaakapitu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83" style:parent-style-name="Domyślnaczcionkaakapitu" style:family="text">
      <style:text-properties fo:font-size="14pt" style:font-size-asian="14pt" style:font-size-complex="14pt"/>
    </style:style>
    <style:style style:name="T84" style:parent-style-name="Domyślnaczcionkaakapitu" style:family="text">
      <style:text-properties fo:font-size="14pt" style:font-size-asian="14pt" style:font-size-complex="14pt"/>
    </style:style>
    <style:style style:name="P85" style:parent-style-name="Spistreści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86" style:parent-style-name="Domyślnaczcionkaakapitu" style:family="text">
      <style:text-properties fo:font-size="14pt" style:font-size-asian="14pt" style:font-size-complex="14pt"/>
    </style:style>
    <style:style style:name="T87" style:parent-style-name="Domyślnaczcionkaakapitu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88" style:parent-style-name="Domyślnaczcionkaakapitu" style:family="text">
      <style:text-properties fo:font-size="14pt" style:font-size-asian="14pt" style:font-size-complex="14pt"/>
    </style:style>
    <style:style style:name="T89" style:parent-style-name="Domyślnaczcionkaakapitu" style:family="text">
      <style:text-properties fo:font-size="14pt" style:font-size-asian="14pt" style:font-size-complex="14pt"/>
    </style:style>
    <style:style style:name="P90" style:parent-style-name="Spistreści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91" style:parent-style-name="Domyślnaczcionkaakapitu" style:family="text">
      <style:text-properties fo:font-size="14pt" style:font-size-asian="14pt" style:font-size-complex="14pt"/>
    </style:style>
    <style:style style:name="T92" style:parent-style-name="Domyślnaczcionkaakapitu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93" style:parent-style-name="Domyślnaczcionkaakapitu" style:family="text">
      <style:text-properties fo:font-size="14pt" style:font-size-asian="14pt" style:font-size-complex="14pt" fo:language="en" fo:country="US"/>
    </style:style>
    <style:style style:name="T94" style:parent-style-name="Domyślnaczcionkaakapitu" style:family="text">
      <style:text-properties fo:font-size="14pt" style:font-size-asian="14pt" style:font-size-complex="14pt"/>
    </style:style>
    <style:style style:name="P95" style:parent-style-name="Spistreści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96" style:parent-style-name="Domyślnaczcionkaakapitu" style:family="text">
      <style:text-properties fo:font-size="14pt" style:font-size-asian="14pt" style:font-size-complex="14pt" fo:language="en" fo:country="GB"/>
    </style:style>
    <style:style style:name="T97" style:parent-style-name="Domyślnaczcionkaakapitu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98" style:parent-style-name="Domyślnaczcionkaakapitu" style:family="text">
      <style:text-properties fo:font-size="14pt" style:font-size-asian="14pt" style:font-size-complex="14pt" fo:language="en" fo:country="GB"/>
    </style:style>
    <style:style style:name="T99" style:parent-style-name="Domyślnaczcionkaakapitu" style:family="text">
      <style:text-properties fo:font-size="14pt" style:font-size-asian="14pt" style:font-size-complex="14pt"/>
    </style:style>
    <style:style style:name="P100" style:parent-style-name="Spistreści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101" style:parent-style-name="Domyślnaczcionkaakapitu" style:family="text">
      <style:text-properties fo:font-size="14pt" style:font-size-asian="14pt" style:font-size-complex="14pt" fo:language="en" fo:country="GB"/>
    </style:style>
    <style:style style:name="T102" style:parent-style-name="Domyślnaczcionkaakapitu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103" style:parent-style-name="Domyślnaczcionkaakapitu" style:family="text">
      <style:text-properties fo:font-size="14pt" style:font-size-asian="14pt" style:font-size-complex="14pt" fo:language="en" fo:country="GB"/>
    </style:style>
    <style:style style:name="T104" style:parent-style-name="Domyślnaczcionkaakapitu" style:family="text">
      <style:text-properties fo:font-size="14pt" style:font-size-asian="14pt" style:font-size-complex="14pt" fo:language="en" fo:country="GB"/>
    </style:style>
    <style:style style:name="P105" style:parent-style-name="Spistreści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06" style:parent-style-name="Domyślnaczcionkaakapitu" style:family="text">
      <style:text-properties fo:font-size="14pt" style:font-size-asian="14pt" style:font-size-complex="14pt" fo:language="en" fo:country="GB"/>
    </style:style>
    <style:style style:name="T107" style:parent-style-name="Domyślnaczcionkaakapitu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108" style:parent-style-name="Domyślnaczcionkaakapitu" style:family="text">
      <style:text-properties fo:font-size="14pt" style:font-size-asian="14pt" style:font-size-complex="14pt" fo:language="en" fo:country="GB"/>
    </style:style>
    <style:style style:name="T109" style:parent-style-name="Domyślnaczcionkaakapitu" style:family="text">
      <style:text-properties fo:font-size="14pt" style:font-size-asian="14pt" style:font-size-complex="14pt" fo:language="en" fo:country="GB"/>
    </style:style>
    <style:style style:name="P110" style:parent-style-name="Normalny" style:family="paragraph">
      <style:text-properties fo:language="en" fo:country="GB"/>
    </style:style>
    <style:style style:name="P111" style:parent-style-name="Normalny" style:family="paragraph">
      <style:text-properties fo:font-size="14pt" style:font-size-asian="14pt" style:font-size-complex="14pt" fo:language="en" fo:country="GB"/>
    </style:style>
    <style:style style:name="P112" style:parent-style-name="Normalny" style:family="paragraph">
      <style:text-properties fo:font-size="14pt" style:font-size-asian="14pt" style:font-size-complex="14pt" fo:language="en" fo:country="GB"/>
    </style:style>
    <style:style style:name="P113" style:parent-style-name="Normalny" style:family="paragraph">
      <style:text-properties fo:font-size="14pt" style:font-size-asian="14pt" style:font-size-complex="14pt" fo:language="en" fo:country="GB"/>
    </style:style>
    <style:style style:name="P114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15" style:parent-style-name="Nagłówek1" style:list-style-name="WW_OutlineListStyle_1" style:family="paragraph"/>
    <style:style style:name="P116" style:parent-style-name="Normalny" style:family="paragraph">
      <style:text-properties style:font-name="Arial" style:font-name-complex="Arial" fo:font-size="14pt" style:font-size-asian="14pt" style:font-size-complex="14pt"/>
    </style:style>
    <style:style style:name="P117" style:parent-style-name="Nagłówek2" style:list-style-name="WW_OutlineListStyle_1" style:family="paragraph">
      <style:text-properties fo:font-size="14pt" style:font-size-asian="14pt" style:font-size-complex="14pt"/>
    </style:style>
    <style:style style:name="P118" style:parent-style-name="Normalny" style:family="paragraph">
      <style:text-properties fo:font-size="12pt" style:font-size-asian="12pt" style:font-size-complex="12pt" fo:language="en" fo:country="GB"/>
    </style:style>
    <style:style style:name="P119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20" style:parent-style-name="Nagłówek2" style:list-style-name="WW_OutlineListStyle_1" style:family="paragraph"/>
    <style:style style:name="T121" style:parent-style-name="Domyślnaczcionkaakapitu" style:family="text">
      <style:text-properties fo:font-size="14pt" style:font-size-asian="14pt" style:font-size-complex="14pt" fo:language="en" fo:country="US"/>
    </style:style>
    <style:style style:name="T122" style:parent-style-name="Domyślnaczcionkaakapitu" style:family="text">
      <style:text-properties fo:font-size="14pt" style:font-size-asian="14pt" style:font-size-complex="14pt" fo:language="en" fo:country="US"/>
    </style:style>
    <style:style style:name="T123" style:parent-style-name="Domyślnaczcionkaakapitu" style:family="text">
      <style:text-properties fo:font-size="14pt" style:font-size-asian="14pt" style:font-size-complex="14pt"/>
    </style:style>
    <style:style style:name="P124" style:parent-style-name="Normalny" style:family="paragraph">
      <style:paragraph-properties fo:margin-bottom="0.1111in" fo:line-height="100%"/>
      <style:text-properties fo:font-size="12pt" style:font-size-asian="12pt" style:font-size-complex="12pt" fo:language="en" fo:country="GB"/>
    </style:style>
    <style:style style:name="P125" style:parent-style-name="Normalny" style:family="paragraph">
      <style:text-properties style:font-name="Arial" style:font-name-complex="Arial" fo:font-weight="bold" style:font-weight-asian="bold" fo:font-size="14pt" style:font-size-asian="14pt" style:font-size-complex="14pt" fo:language="en" fo:country="GB"/>
    </style:style>
    <style:style style:name="P126" style:parent-style-name="Nagłówek2" style:list-style-name="WW_OutlineListStyle_1" style:family="paragraph"/>
    <style:style style:name="T127" style:parent-style-name="Domyślnaczcionkaakapitu" style:family="text">
      <style:text-properties fo:font-size="14pt" style:font-size-asian="14pt" style:font-size-complex="14pt" fo:language="en" fo:country="GB"/>
    </style:style>
    <style:style style:name="T128" style:parent-style-name="Domyślnaczcionkaakapitu" style:family="text">
      <style:text-properties fo:font-size="14pt" style:font-size-asian="14pt" style:font-size-complex="14pt" fo:language="en" fo:country="US"/>
    </style:style>
    <style:style style:name="T129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30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31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32" style:parent-style-name="Domyślnaczcionkaakapitu" style:family="text">
      <style:text-properties fo:font-size="12pt" style:font-size-asian="12pt" style:font-size-complex="12pt" fo:language="en" fo:country="GB"/>
    </style:style>
    <style:style style:name="T133" style:parent-style-name="Domyślnaczcionkaakapitu" style:family="text">
      <style:text-properties fo:font-size="12pt" style:font-size-asian="12pt" style:font-size-complex="12pt" fo:language="en" fo:country="GB"/>
    </style:style>
    <style:style style:name="P134" style:parent-style-name="Nagłówek2" style:list-style-name="WW_OutlineListStyle_1" style:family="paragraph">
      <style:text-properties fo:font-size="14pt" style:font-size-asian="14pt" style:font-size-complex="14pt" fo:language="en" fo:country="GB"/>
    </style:style>
    <style:style style:name="T135" style:parent-style-name="Domyślnaczcionkaakapitu" style:family="text">
      <style:text-properties fo:font-size="14pt" style:font-size-asian="14pt" style:font-size-complex="14pt" fo:language="en" fo:country="GB"/>
    </style:style>
    <style:style style:name="T136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7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8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0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1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2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3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4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45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6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47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8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4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0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1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52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3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4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55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6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57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8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5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0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61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P162" style:parent-style-name="Legenda" style:family="paragraph">
      <style:text-properties fo:font-weight="normal" style:font-weight-asian="normal" fo:font-size="14pt" style:font-size-asian="14pt" style:font-size-complex="14pt" fo:language="en" fo:country="GB"/>
    </style:style>
    <style:style style:name="T163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6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5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16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7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6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9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7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7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0" style:parent-style-name="mi" style:family="text">
      <style:text-properties style:font-name="MathJax_Math-italic" fo:color="#333333" style:text-position="super 65%" fo:font-size="20pt" style:font-size-asian="20pt" style:font-size-complex="20pt" fo:background-color="#FFFFFF" fo:language="en" fo:country="GB"/>
    </style:style>
    <style:style style:name="T18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2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8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8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8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7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88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18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0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19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19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4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195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6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8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0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0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2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0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4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05" style:parent-style-name="mi" style:family="text">
      <style:text-properties style:font-name="MathJax_Math-italic" fo:color="#333333" style:text-position="super 65%" fo:font-size="20pt" style:font-size-asian="20pt" style:font-size-complex="20pt" fo:background-color="#FFFFFF"/>
    </style:style>
    <style:style style:name="T206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07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0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9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1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1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12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13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1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5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1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7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1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2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1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22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3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2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5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2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7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2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3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1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32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3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3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5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3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7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38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39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4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1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42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3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44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45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46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4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8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4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0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5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5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4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55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6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5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8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5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60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6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6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6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64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65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66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6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68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6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70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7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7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7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74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75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76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77" style:parent-style-name="Domyślnaczcionkaakapitu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78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7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8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81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82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83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8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85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86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87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88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89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90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9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9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9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94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95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96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97" style:parent-style-name="Domyślnaczcionkaakapitu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98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9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300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30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302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303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 fo:language="en" fo:country="GB"/>
    </style:style>
    <style:style style:name="T304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05" style:parent-style-name="Domyślnaczcionkaakapitu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06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07" style:parent-style-name="Domyślnaczcionkaakapitu" style:family="text">
      <style:text-properties style:font-name="Cambria Math" style:font-name-complex="Cambria Math" fo:font-weight="normal" style:font-weight-asian="normal" fo:color="#222222" fo:font-size="12pt" style:font-size-asian="12pt" style:font-size-complex="12pt" fo:background-color="#FFFFFF"/>
    </style:style>
    <style:style style:name="T308" style:parent-style-name="Domyślnaczcionkaakapitu" style:family="text">
      <style:text-properties fo:font-weight="normal" style:font-weight-asian="normal" fo:color="#222222" fo:font-size="12pt" style:font-size-asian="12pt" style:font-size-complex="12pt" fo:background-color="#FFFFFF"/>
    </style:style>
    <style:style style:name="T309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10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11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12" style:parent-style-name="Domyślnaczcionkaakapitu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P313" style:parent-style-name="Legenda" style:family="paragraph">
      <style:text-properties style:font-name="Cambria Math" style:font-name-complex="Cambria Math" fo:color="#333333" fo:font-size="14pt" style:font-size-asian="14pt" style:font-size-complex="14pt" fo:background-color="#FFFFFF"/>
    </style:style>
    <style:style style:name="P314" style:parent-style-name="Nagłówek1" style:list-style-name="WW_OutlineListStyle_1" style:family="paragraph">
      <style:text-properties fo:language="en" fo:country="GB"/>
    </style:style>
    <style:style style:name="P315" style:parent-style-name="Normalny" style:family="paragraph">
      <style:text-properties fo:font-size="14pt" style:font-size-asian="14pt" style:font-size-complex="14pt" fo:language="en" fo:country="GB"/>
    </style:style>
    <style:style style:name="P31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8" style:parent-style-name="Normalny" style:family="paragraph">
      <style:paragraph-properties fo:margin-bottom="0in" fo:line-height="100%"/>
    </style:style>
    <style:style style:name="T319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20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2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2" style:parent-style-name="Normalny" style:family="paragraph">
      <style:paragraph-properties fo:margin-bottom="0in" fo:line-height="100%" fo:margin-left="0.5in">
        <style:tab-stops/>
      </style:paragraph-properties>
    </style:style>
    <style:style style:name="T323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24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25" style:parent-style-name="Domyślnaczcionkaakapitu" style:family="text">
      <style:text-properties style:font-name="Courier New" style:font-name-asian="Times New Roman" style:font-name-complex="Courier New" fo:language="en" fo:country="GB" style:language-asian="en" style:country-asian="GB"/>
    </style:style>
    <style:style style:name="T326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27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8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3" style:parent-style-name="Normalny" style:family="paragraph">
      <style:paragraph-properties fo:margin-bottom="0in" fo:line-height="100%"/>
    </style:style>
    <style:style style:name="T334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3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3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37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3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7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8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9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4" style:parent-style-name="Normalny" style:family="paragraph">
      <style:paragraph-properties fo:margin-bottom="0in" fo:line-height="100%"/>
    </style:style>
    <style:style style:name="T35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6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5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6" style:parent-style-name="Normalny" style:family="paragraph">
      <style:paragraph-properties fo:margin-bottom="0in" fo:line-height="100%"/>
    </style:style>
    <style:style style:name="T367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6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4" style:parent-style-name="Normalny" style:family="paragraph">
      <style:paragraph-properties fo:margin-bottom="0in" fo:line-height="100%"/>
    </style:style>
    <style:style style:name="T38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86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8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2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7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8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1" style:parent-style-name="Normalny" style:family="paragraph">
      <style:paragraph-properties fo:margin-bottom="0in" fo:line-height="100%"/>
    </style:style>
    <style:style style:name="T402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03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404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0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0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8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4" style:parent-style-name="Normalny" style:family="paragraph">
      <style:paragraph-properties fo:margin-bottom="0in" fo:line-height="100%"/>
    </style:style>
    <style:style style:name="T41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1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17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1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1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2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3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4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5" style:parent-style-name="Normalny" style:family="paragraph">
      <style:paragraph-properties fo:margin-bottom="0in" fo:line-height="100%" fo:margin-left="1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6" style:parent-style-name="Normalny" style:family="paragraph">
      <style:paragraph-properties fo:margin-bottom="0in" fo:line-height="100%" fo:margin-left="1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7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8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1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2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3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4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5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3" style:parent-style-name="Normalny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aculty of Mathematics and Information Science Warsaw University of Technology</text:p>
      <text:p text:style-name="P2"/>
      <text:p text:style-name="P3"><text:span text:style-name="T4"><draw:frame draw:style-name="a0" draw:name="Picture 1" text:anchor-type="as-char" svg:x="0in" svg:y="0in" svg:width="1.85417in" svg:height="1.78125in" style:rel-width="scale" style:rel-height="scale"><draw:image xlink:href="media/image1.wmf" xlink:type="simple" xlink:show="embed" xlink:actuate="onLoad"/><svg:title/><svg:desc/></draw:frame></text:span></text:p>
      <text:p text:style-name="P5"/>
      <text:p text:style-name="P6"/>
      <text:p text:style-name="P7">Algorithms and Computability Project</text:p>
      <text:p text:style-name="P8"/>
      <text:p text:style-name="P9"/>
      <text:p text:style-name="P10">prepared by:<text:line-break/>Kuśmierczyk Aleksander<text:line-break/>Sławińska Martyna<text:line-break/>Żaba<text:s/>Kornel</text:p>
      <text:p text:style-name="P11"/>
      <text:p text:style-name="P12"/>
      <text:p text:style-name="P13"/>
      <text:p text:style-name="P14">Version no. 1.0</text:p>
      <text:p text:style-name="P15">Date: 19.10.2017</text:p>
      <text:p text:style-name="P16"/>
      <text:p text:style-name="P17"/>
      <text:p text:style-name="P18"/>
      <text:p text:style-name="P19"/>
      <text:soft-page-break/>
      <text:p text:style-name="P20">History of changes</text:p>
      <text:p text:style-name="P21">Example: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Date</text:p>
          </table:table-cell>
          <table:table-cell table:style-name="TableCell30">
            <text:p text:style-name="P31">Author</text:p>
          </table:table-cell>
          <table:table-cell table:style-name="TableCell32">
            <text:p text:style-name="P33">Description</text:p>
          </table:table-cell>
          <table:table-cell table:style-name="TableCell34">
            <text:p text:style-name="P35">Version</text:p>
          </table:table-cell>
        </table:table-row>
        <table:table-row table:style-name="TableRow36">
          <table:table-cell table:style-name="TableCell37">
            <text:p text:style-name="P38">19.10.2017</text:p>
          </table:table-cell>
          <table:table-cell table:style-name="TableCell39">
            <text:p text:style-name="P40">Kuśmierczyk Aleksander</text:p>
            <text:p text:style-name="P41">Sławińska Martyna</text:p>
            <text:p text:style-name="P42">Żaba Kornel</text:p>
          </table:table-cell>
          <table:table-cell table:style-name="TableCell43">
            <text:p text:style-name="P44"><text:span text:style-name="T45">First version</text:span></text:p>
          </table:table-cell>
          <table:table-cell table:style-name="TableCell46">
            <text:p text:style-name="P47">1.0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list text:style-name="LFO2">
        <text:list-item text:start-value="1">
          <text:p text:style-name="P75"><text:bookmark-start text:name="_Toc462868751"/><text:bookmark-end text:name="_Toc462868751"/><text:line-break/><text:line-break/><text:bookmark-start text:name="_Toc496172275"/>Table of Contents<text:bookmark-end text:name="_Toc496172275"/></text:p>
        </text:list-item>
        <text:list-item>
          <text:p text:style-name="Nagłówek11"/>
        </text:list-item>
      </text:list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pistreści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ny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6"><text:span text:style-name="T77">Table of<text:s/></text:span><text:span text:style-name="T78">Contents</text:span><text:span text:style-name="T79"><text:tab/>2</text:span></text:p>
          <text:p text:style-name="P80"><text:span text:style-name="T81">1</text:span><text:span text:style-name="T82"><text:tab/></text:span><text:span text:style-name="T83">Problem definition</text:span><text:span text:style-name="T84"><text:tab/>3</text:span></text:p>
          <text:p text:style-name="P85"><text:span text:style-name="T86">1.1</text:span><text:span text:style-name="T87"><text:tab/></text:span><text:span text:style-name="T88">Description of a problem</text:span><text:span text:style-name="T89"><text:tab/>3</text:span></text:p>
          <text:p text:style-name="P90"><text:span text:style-name="T91">1.2</text:span><text:span text:style-name="T92"><text:tab/></text:span><text:span text:style-name="T93">What is a project</text:span><text:span text:style-name="T94"><text:tab/>3</text:span></text:p>
          <text:p text:style-name="P95"><text:span text:style-name="T96">1.3</text:span><text:span text:style-name="T97"><text:tab/></text:span><text:span text:style-name="T98">What is an expert</text:span><text:span text:style-name="T99"><text:tab/>3</text:span></text:p>
          <text:p text:style-name="P100"><text:span text:style-name="T101">1.4</text:span><text:span text:style-name="T102"><text:tab/></text:span><text:span text:style-name="T103">Description of a problem using mathematical notions</text:span><text:span text:style-name="T104"><text:tab/>3</text:span></text:p>
          <text:p text:style-name="P105"><text:span text:style-name="T106">2</text:span><text:span text:style-name="T107"><text:tab/></text:span><text:span text:style-name="T108">Solution in the form of a pseudo-code</text:span><text:span text:style-name="T109"><text:tab/>3</text:span></text:p>
        </text:index-body>
      </text:table-of-content>
      <text:p text:style-name="Spistreści11"/>
      <text:p text:style-name="P110"/>
      <text:p text:style-name="P111"/>
      <text:p text:style-name="P112"/>
      <text:p text:style-name="P113"/>
      <text:p text:style-name="P114"/>
      <text:h text:style-name="P115" text:outline-level="1" text:restart-numbering="true" text:start-value="1"><text:bookmark-start text:name="_Toc462868752"/><text:bookmark-start text:name="_Toc496172276"/><text:bookmark-end text:name="_Toc462868752"/><text:soft-page-break/>Problem definition<text:bookmark-end text:name="_Toc496172276"/></text:h>
      <text:p text:style-name="P116"/>
      <text:h text:style-name="P117" text:outline-level="2" text:restart-numbering="true" text:start-value="1"><text:bookmark-start text:name="_Toc496172277"/>Description of<text:s/>a problem<text:bookmark-end text:name="_Toc496172277"/><text:s text:c="2"/><text:line-break/></text:h>
      <text:p text:style-name="P118">The problem is to assign a set of experts to a set of projects. <text:s/>The assignment must be done in a way that covers the most of the specialization fields required by each project.<text:s/><text:line-break/>The expert can be assigned to only one project, and only one its specialization might be used for that project. The project can have many experts assigned to it.<text:line-break/>The aim is to minimize the number of unused experts or to minimize the number of unfinished projects, i.e. the number of projects that are still lacking some<text:s/>experts.</text:p>
      <text:p text:style-name="P119"/>
      <text:h text:style-name="P120" text:outline-level="2" text:restart-numbering="true" text:start-value="1"><text:bookmark-start text:name="_Toc496172278"/><text:span text:style-name="T121">What is a project</text:span><text:bookmark-end text:name="_Toc496172278"/><text:span text:style-name="T122"><text:s/></text:span><text:span text:style-name="T123"><text:line-break/></text:span></text:h>
      <text:p text:style-name="P124">The project is a vector of values, which belong to natural numbers. The number of elements in this vector depends on the features number declared in the input file.<text:s/><text:line-break/>Each element of the project vector represents a specialization field required by the project, and its value is the number of experts needed in that domain.<text:s/></text:p>
      <text:p text:style-name="P125"/>
      <text:h text:style-name="P126" text:outline-level="2" text:restart-numbering="true" text:start-value="1"><text:bookmark-start text:name="_Toc462868755"/><text:bookmark-start text:name="_Toc496172279"/><text:bookmark-end text:name="_Toc462868755"/><text:span text:style-name="T127">What is an expert</text:span><text:bookmark-end text:name="_Toc496172279"/><text:span text:style-name="T128"><text:line-break/></text:span></text:h>
      <text:p text:style-name="Legenda"><text:span text:style-name="T129">The expert is a vector of Boolean values. The number of elements in this vector depends on the features number declared in the input file.</text:span><text:span text:style-name="T130"><text:line-break/></text:span><text:span text:style-name="T131">Each element of the expert vector represents a specialization field, which belongs to the expert’s area of expertise. The value of 1 signifies that the expert specializes in a given feature, while 0 indicates the lack of knowledge in given field.</text:span><text:span text:style-name="T132"><text:line-break/></text:span><text:span text:style-name="T133"><text:line-break/></text:span></text:p>
      <text:h text:style-name="P134" text:outline-level="2" text:restart-numbering="true" text:start-value="1"><text:bookmark-start text:name="_Toc496172280"/>Description of a problem using mathematical notions<text:bookmark-end text:name="_Toc496172280"/></text:h>
      <text:p text:style-name="Legenda"><text:span text:style-name="T135"><text:line-break/></text:span><text:span text:style-name="T136">u – number of projects</text:span><text:span text:style-name="T137"><text:line-break/></text:span><text:span text:style-name="T138">v – number of experts</text:span><text:span text:style-name="T139"><text:line-break/></text:span><text:span text:style-name="T140">w – number of features</text:span><text:span text:style-name="T141"><text:line-break/></text:span><text:span text:style-name="T142">SP – set of pairs (Expert, Project) representing that the expert is working on the project</text:span></text:p>
      <text:p text:style-name="Legenda"><text:span text:style-name="T143">A pair (E</text:span><text:span text:style-name="T144">k</text:span><text:span text:style-name="T145">,P</text:span><text:span text:style-name="T146">i</text:span><text:span text:style-name="T147">) represents that the k</text:span><text:span text:style-name="T148">th</text:span><text:span text:style-name="T149"><text:s/>expert<text:s/></text:span><text:span text:style-name="T150">working in a i</text:span><text:span text:style-name="T151">th</text:span><text:span text:style-name="T152"><text:s/>project.</text:span></text:p>
      <text:p text:style-name="Legenda"><text:span text:style-name="T153">A pair (E</text:span><text:span text:style-name="T154">k</text:span><text:span text:style-name="T155">,p</text:span><text:span text:style-name="T156">i</text:span><text:span text:style-name="T157">) represents that the k</text:span><text:span text:style-name="T158">th</text:span><text:span text:style-name="T159"><text:s/>expert working in a i</text:span><text:span text:style-name="T160">th</text:span><text:span text:style-name="T161"><text:s/>field of a project.</text:span></text:p>
      <text:p text:style-name="P162"/>
      <text:p text:style-name="Legenda"><text:span text:style-name="T163">∀</text:span><text:span text:style-name="T164">i</text:span><text:span text:style-name="T165">∈</text:span><text:span text:style-name="T166">N</text:span><text:span text:style-name="T167">,<text:s/></text:span><text:span text:style-name="T168">i</text:span><text:span text:style-name="T169">≤</text:span><text:span text:style-name="T170">v<text:s/></text:span><text:span text:style-name="T171">E</text:span><text:span text:style-name="T172">i<text:s/></text:span><text:span text:style-name="T173">= [e</text:span><text:span text:style-name="T174">1</text:span><text:span text:style-name="T175">, e</text:span><text:span text:style-name="T176">2</text:span><text:span text:style-name="T177">, … , e</text:span><text:span text:style-name="T178">w</text:span><text:span text:style-name="T179">]</text:span><text:span text:style-name="T180">-1</text:span><text:span text:style-name="T181"><text:s text:c="2"/></text:span><text:span text:style-name="T182">∀</text:span><text:span text:style-name="T183">j</text:span><text:span text:style-name="T184"><text:s/>e</text:span><text:span text:style-name="T185">j</text:span><text:span text:style-name="T186"><text:s/></text:span><text:span text:style-name="T187">∈ {0,1}</text:span></text:p>
      <text:soft-page-break/>
      <text:p text:style-name="Legenda"><text:span text:style-name="T188">∀</text:span><text:span text:style-name="T189">i</text:span><text:span text:style-name="T190">∈</text:span><text:span text:style-name="T191">N</text:span><text:span text:style-name="T192">,<text:s/></text:span><text:span text:style-name="T193">i</text:span><text:span text:style-name="T194">≤</text:span><text:span text:style-name="T195">u<text:s/></text:span><text:span text:style-name="T196">P</text:span><text:span text:style-name="T197">i<text:s/></text:span><text:span text:style-name="T198">= [p</text:span><text:span text:style-name="T199">1</text:span><text:span text:style-name="T200">, p</text:span><text:span text:style-name="T201">2</text:span><text:span text:style-name="T202">, … , p</text:span><text:span text:style-name="T203">w</text:span><text:span text:style-name="T204">]</text:span><text:span text:style-name="T205">-1</text:span><text:span text:style-name="T206"><text:s text:c="2"/></text:span><text:span text:style-name="T207">∀</text:span><text:span text:style-name="T208">j</text:span><text:span text:style-name="T209"><text:s/>p</text:span><text:span text:style-name="T210">j</text:span><text:span text:style-name="T211"><text:s/></text:span><text:span text:style-name="T212">∈ N</text:span></text:p>
      <text:p text:style-name="Legenda"><text:span text:style-name="T213">∀</text:span><text:span text:style-name="T214">k</text:span><text:span text:style-name="T215">∈</text:span><text:span text:style-name="T216">N</text:span><text:span text:style-name="T217">,<text:s/></text:span><text:span text:style-name="T218">k</text:span><text:span text:style-name="T219">≤</text:span><text:span text:style-name="T220">v<text:s/></text:span><text:span text:style-name="T221">∀</text:span><text:span text:style-name="T222"><text:s/></text:span><text:span text:style-name="T223">i,j∈</text:span><text:span text:style-name="T224">N</text:span><text:span text:style-name="T225">,<text:s/></text:span><text:span text:style-name="T226">i</text:span><text:span text:style-name="T227">≤</text:span><text:span text:style-name="T228">u, j</text:span><text:span text:style-name="T229">≤</text:span><text:span text:style-name="T230">u, i</text:span><text:span text:style-name="T231">≠j</text:span><text:span text:style-name="T232"><text:s/></text:span><text:span text:style-name="T233">(E</text:span><text:span text:style-name="T234">k</text:span><text:span text:style-name="T235">,P</text:span><text:span text:style-name="T236">i</text:span><text:span text:style-name="T237">)<text:s/></text:span><text:span text:style-name="T238">∈ SP ⇒<text:s/></text:span><text:span text:style-name="T239">(E</text:span><text:span text:style-name="T240">k</text:span><text:span text:style-name="T241">,P</text:span><text:span text:style-name="T242">j</text:span><text:span text:style-name="T243">)<text:s/></text:span><text:span text:style-name="T244">∉</text:span><text:span text:style-name="T245"><text:s/>SP</text:span></text:p>
      <text:p text:style-name="Legenda"><text:span text:style-name="T246">∀</text:span><text:span text:style-name="T247">k</text:span><text:span text:style-name="T248">∈</text:span><text:span text:style-name="T249">N</text:span><text:span text:style-name="T250">,<text:s/></text:span><text:span text:style-name="T251">k</text:span><text:span text:style-name="T252">≤</text:span><text:span text:style-name="T253">v<text:s/></text:span><text:span text:style-name="T254">∀</text:span><text:span text:style-name="T255"><text:s/></text:span><text:span text:style-name="T256">i,j∈</text:span><text:span text:style-name="T257">N</text:span><text:span text:style-name="T258">,<text:s/></text:span><text:span text:style-name="T259">i</text:span><text:span text:style-name="T260">≤</text:span><text:span text:style-name="T261">w, j</text:span><text:span text:style-name="T262">≤</text:span><text:span text:style-name="T263">w, i</text:span><text:span text:style-name="T264">≠j<text:s/></text:span><text:span text:style-name="T265">∃</text:span><text:span text:style-name="T266">l</text:span><text:span text:style-name="T267"><text:s/></text:span><text:span text:style-name="T268">∈</text:span><text:span text:style-name="T269">N</text:span><text:span text:style-name="T270">,<text:s/></text:span><text:span text:style-name="T271">l</text:span><text:span text:style-name="T272">≤</text:span><text:span text:style-name="T273">u</text:span><text:span text:style-name="T274"><text:s/>p</text:span><text:span text:style-name="T275">i</text:span><text:span text:style-name="T276"><text:s/>∈ P</text:span><text:span text:style-name="T277">l</text:span><text:span text:style-name="T278"><text:s/></text:span><text:span text:style-name="T279"><text:s/></text:span><text:span text:style-name="T280"><text:s/></text:span><text:span text:style-name="T281">(E</text:span><text:span text:style-name="T282">k</text:span><text:span text:style-name="T283">,p</text:span><text:span text:style-name="T284">i</text:span><text:span text:style-name="T285">)</text:span><text:span text:style-name="T286"><text:s/>⇒<text:s/></text:span></text:p>
      <text:p text:style-name="Legenda"><text:span text:style-name="T287">~</text:span><text:span text:style-name="T288">∃</text:span><text:span text:style-name="T289"><text:s/></text:span><text:span text:style-name="T290">j∈</text:span><text:span text:style-name="T291">N, j</text:span><text:span text:style-name="T292">≤</text:span><text:span text:style-name="T293">w</text:span><text:span text:style-name="T294"><text:s/>p</text:span><text:span text:style-name="T295">j<text:s/></text:span><text:span text:style-name="T296">∈ P</text:span><text:span text:style-name="T297">l</text:span><text:span text:style-name="T298"><text:s/>(E</text:span><text:span text:style-name="T299">k</text:span><text:span text:style-name="T300">,p</text:span><text:span text:style-name="T301">j</text:span><text:span text:style-name="T302">) <text:s/></text:span></text:p>
      <text:p text:style-name="Legenda"/>
      <text:p text:style-name="Legenda"><text:span text:style-name="T303">The solution to the problem is the result of a function, which minimizes the number of not assigned experts.</text:span></text:p>
      <text:p text:style-name="Legenda"><text:span text:style-name="T304">F(u,v,w,E,P) = min (#x : x</text:span><text:span text:style-name="T305">∈E</text:span><text:span text:style-name="T306"><text:s/></text:span><text:span text:style-name="T307">∧</text:span><text:span text:style-name="T308"> </text:span><text:span text:style-name="T309"><text:s/></text:span><text:span text:style-name="T310">x</text:span><text:span text:style-name="T311">∉</text:span><text:span text:style-name="T312">SP)</text:span></text:p>
      <text:p text:style-name="P313"/>
      <text:h text:style-name="P314" text:outline-level="1" text:restart-numbering="true" text:start-value="1"><text:bookmark-start text:name="_Toc496172281"/>Solution in the form of a pseudo-code<text:bookmark-end text:name="_Toc496172281"/></text:h>
      <text:p text:style-name="P315"/>
      <text:p text:style-name="P316">Assignment - a class representing a tree structure consisting of every possible expert Assignment. Each Assignment has an expert with a specified project and feature he used in it (except for the root node).</text:p>
      <text:p text:style-name="P317"/>
      <text:p text:style-name="P318"><text:span text:style-name="T319">Run ( Projects, Experts, featureCount)<text:s/></text:span><text:span text:style-name="T320">// main function</text:span></text:p>
      <text:p text:style-name="P321">{</text:p>
      <text:p text:style-name="P322"><text:span text:style-name="T323">projectSum = SumProjectV</text:span><text:span text:style-name="T324">ectors( Projects, featureCount</text:span><text:span text:style-name="T325">)</text:span><text:span text:style-name="T326">// vector holding the sum of all projects vectors.</text:span></text:p>
      <text:p text:style-name="P327">RecursiveAssign(usedExperts, Experts, Assignment, featureCount)<text:s/></text:p>
      <text:p text:style-name="P328">optimalPath = a.OptimalPath()</text:p>
      <text:p text:style-name="P329">usedExperts = FindUsedExperts(optimalPath)</text:p>
      <text:p text:style-name="P330">AssignExpertsToProjects(Projects, UsedExperts)</text:p>
      <text:p text:style-name="P331">}<text:s/></text:p>
      <text:p text:style-name="P332"/>
      <text:p text:style-name="P333"><text:span text:style-name="T334">RecursiveAssign(expertsUsed, Experts, Assignment, featureCount))<text:s/></text:span><text:span text:style-name="T335">//</text:span><text:span text:style-name="T336"><text:s/></text:span><text:span text:style-name="T337">usedExperts is the set of experts assigned to the projects, a is an Assignment, the function generates tree structure held in Assignment and representing any possible combination of experts.</text:span></text:p>
      <text:p text:style-name="P338">{</text:p>
      <text:p text:style-name="P339"><text:tab/>expertsUsedCopy = expertsUsed;</text:p>
      <text:p text:style-name="P340"><text:tab/>for(i=0; i&lt;NumberOfExperts,i++)</text:p>
      <text:p text:style-name="P341"><text:tab/>{</text:p>
      <text:p text:style-name="P342"><text:tab/><text:tab/>if(!expertsUsed contains (Experts[i])</text:p>
      <text:p text:style-name="P343"><text:tab/><text:tab/><text:tab/>for(j=0; j&lt;featureCount; j++)</text:p>
      <text:p text:style-name="P344"><text:tab/><text:tab/><text:tab/>{</text:p>
      <text:p text:style-name="P345"><text:tab/><text:tab/><text:tab/><text:tab/>A = Assignment.add (expert[i]),k)</text:p>
      <text:p text:style-name="P346"><text:tab/><text:tab/><text:tab/><text:tab/>if( a!=NULL)</text:p>
      <text:p text:style-name="P347">{</text:p>
      <text:p text:style-name="P348"><text:tab/>expertsUsed.add(Experts[i])<text:tab/>RecursiveAssign(UsedExperts,Experts,A,featureCount)</text:p>
      <text:soft-page-break/>
      <text:p text:style-name="P349">}</text:p>
      <text:p text:style-name="P350"><text:tab/><text:tab/><text:tab/>}</text:p>
      <text:p text:style-name="P351"><text:tab/>}</text:p>
      <text:p text:style-name="P352">}</text:p>
      <text:p text:style-name="P353"/>
      <text:p text:style-name="P354"><text:span text:style-name="T355">FindUsedExperts(Assignment)<text:s/></text:span><text:span text:style-name="T356">// retrieving the experts from the tree structure in the reversed order in which they were assigned.</text:span></text:p>
      <text:p text:style-name="P357">{</text:p>
      <text:p text:style-name="P358"><text:tab/>while(Assignment != null)</text:p>
      <text:p text:style-name="P359"><text:tab/>{</text:p>
      <text:p text:style-name="P360"><text:tab/><text:tab/>expertsUsed.Add(Assignment.expert)</text:p>
      <text:p text:style-name="P361"><text:tab/><text:tab/>Assignment=Assignment.parent;</text:p>
      <text:p text:style-name="P362"><text:tab/>}</text:p>
      <text:p text:style-name="P363"><text:tab/>Return expertsUsed;</text:p>
      <text:p text:style-name="P364">}</text:p>
      <text:p text:style-name="P365"/>
      <text:p text:style-name="P366"><text:span text:style-name="T367">AssignExpertsToProjects(Projects, expertsUsed)</text:span><text:span text:style-name="T368">//function that recreates the assignment of the experts to projects basing on the feature they were used with and the sequence.</text:span></text:p>
      <text:p text:style-name="P369">{</text:p>
      <text:p text:style-name="P370"><text:tab/>for(i=expertsUsedCount - 1; i &gt;= 0; i--)</text:p>
      <text:p text:style-name="P371"><text:tab/>{</text:p>
      <text:p text:style-name="P372"><text:tab/><text:tab/>for(j=0; j &lt; ProjectsCount; j++)</text:p>
      <text:p text:style-name="P373"><text:tab/><text:tab/>{</text:p>
      <text:p text:style-name="P374"><text:tab/><text:tab/><text:tab/>if(Projects[j][ExpertsUsed[i].featureUsed&gt;0)</text:p>
      <text:p text:style-name="P375"><text:tab/><text:tab/><text:tab/>{</text:p>
      <text:p text:style-name="P376"><text:tab/><text:tab/><text:tab/><text:tab/>Projects[j][ExpertsUsed[i].featureUsed--;</text:p>
      <text:p text:style-name="P377"><text:tab/><text:tab/><text:tab/><text:tab/>UsedExperts[i].AssignedProject = project[j];</text:p>
      <text:p text:style-name="P378"><text:tab/><text:tab/><text:tab/><text:tab/>break;</text:p>
      <text:p text:style-name="P379"><text:tab/><text:tab/><text:tab/>}</text:p>
      <text:p text:style-name="P380"><text:tab/><text:tab/>}</text:p>
      <text:p text:style-name="P381"><text:tab/>}</text:p>
      <text:p text:style-name="P382">}</text:p>
      <text:p text:style-name="P383"/>
      <text:p text:style-name="P384"><text:span text:style-name="T385">Assignment.Add(Expert, indexFeature)</text:span><text:span text:style-name="T386">//Adding additional assignments to the parent node in order to fulfil the features needed by the projects</text:span></text:p>
      <text:p text:style-name="P387">{</text:p>
      <text:p text:style-name="P388"><text:tab/>if(projectSum[indexFeature]&gt;0)</text:p>
      <text:p text:style-name="P389"><text:tab/>{</text:p>
      <text:p text:style-name="P390"><text:tab/><text:tab/>Expert.featureUsed = indexFeature;</text:p>
      <text:p text:style-name="P391"><text:tab/><text:tab/>Assignment = new Assignment(projectSum)</text:p>
      <text:p text:style-name="P392">Assignment.Expert = Expert;</text:p>
      <text:p text:style-name="P393"><text:tab/><text:tab/>Assignment.projectSum[indexFeature]--;</text:p>
      <text:p text:style-name="P394"><text:tab/><text:tab/>this.AssignmentList.Add(Assignment);</text:p>
      <text:p text:style-name="P395"><text:tab/><text:tab/>Assignment.parent = this;</text:p>
      <text:p text:style-name="P396"><text:tab/><text:tab/>Return Assignment;</text:p>
      <text:p text:style-name="P397">}</text:p>
      <text:p text:style-name="P398">Return Null;</text:p>
      <text:p text:style-name="P399">}</text:p>
      <text:p text:style-name="P400"/>
      <text:p text:style-name="P401"><text:span text:style-name="T402">Assignment.OptimalPath()</text:span><text:span text:style-name="T403">//</text:span><text:span text:style-name="T404"><text:s/></text:span><text:span text:style-name="T405">the initial call for the RecursiveLongestPath function</text:span></text:p>
      <text:p text:style-name="P406">{</text:p>
      <text:p text:style-name="P407"><text:tab/>maxPathLength = 0</text:p>
      <text:p text:style-name="P408">pathLength = 0</text:p>
      <text:soft-page-break/>
      <text:p text:style-name="P409">Assignment = RecursiveLongestPath(maxPathLength, pathLength, this);</text:p>
      <text:p text:style-name="P410"><text:s text:c="4"/><text:tab/>return Assignment ;</text:p>
      <text:p text:style-name="P411"/>
      <text:p text:style-name="P412">}</text:p>
      <text:p text:style-name="P413"/>
      <text:p text:style-name="P414"><text:span text:style-name="T415">RecursiveLongestPath(maxPathLength, pathLength, currentAssignemnt)</text:span><text:span text:style-name="T416"><text:s/></text:span><text:span text:style-name="T417">// finds the longest path to be created from the root node of an Assignment – finding the solution in which the most experts are used.</text:span></text:p>
      <text:p text:style-name="P418">{</text:p>
      <text:p text:style-name="P419">pathLength++;</text:p>
      <text:p text:style-name="P420">Assignment = null;</text:p>
      <text:p text:style-name="P421">if(current.AssignmentList.Count == 0)</text:p>
      <text:p text:style-name="P422">{</text:p>
      <text:p text:style-name="P423">if (pathLength &gt; maxPathLength)</text:p>
      <text:p text:style-name="P424">{</text:p>
      <text:p text:style-name="P425">maxPathLength = pathLength;</text:p>
      <text:p text:style-name="P426">return current;</text:p>
      <text:p text:style-name="P427">}</text:p>
      <text:p text:style-name="P428">}</text:p>
      <text:p text:style-name="P429">foreach(child in Current.AssignmentList)</text:p>
      <text:p text:style-name="P430">{</text:p>
      <text:p text:style-name="P431">Assignment<text:s/>ret = RecursiveLongestPath(ref<text:s/>maxPathLength, pathLength, child);</text:p>
      <text:p text:style-name="P432">if (ret != null)</text:p>
      <text:p text:style-name="P433">Assignment= ret;</text:p>
      <text:p text:style-name="P434">}</text:p>
      <text:p text:style-name="P435">return Assignment;</text:p>
      <text:p text:style-name="P436">}</text:p>
      <text:p text:style-name="P437"/>
      <text:p text:style-name="P438"/>
      <text:p text:style-name="P439"/>
      <text:p text:style-name="P440"/>
      <text:p text:style-name="P441"/>
      <text:p text:style-name="P442"/>
      <text:p text:style-name="P4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4D78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paragraph-properties fo:margin-bottom="0.1388in" fo:line-height="115%"/>
      <style:text-properties style:font-name-asian="SimSun" style:font-name-complex="Calibri" fo:language="pl" fo:country="PL" fo:hyphenate="false"/>
    </style:style>
    <style:style style:name="Domyślnaczcionkaakapitu" style:display-name="Domyślna czcionka akapitu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1Char" style:display-name="Heading 1 Char" style:family="text" style:parent-style-name="Domyślnaczcionkaakapitu"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language="pl" fo:country="PL"/>
    </style:style>
    <style:style style:name="Heading2Char" style:display-name="Heading 2 Char" style:family="text" style:parent-style-name="Domyślnaczcionkaakapitu"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language="pl" fo:country="PL"/>
    </style:style>
    <style:style style:name="Heading3Char" style:display-name="Heading 3 Char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5B9BD5" fo:language="pl" fo:country="PL"/>
    </style:style>
    <style:style style:name="Heading4Char" style:display-name="Heading 4 Char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language="pl" fo:country="PL"/>
    </style:style>
    <style:style style:name="Heading5Char" style:display-name="Heading 5 Char" style:family="text" style:parent-style-name="Domyślnaczcionkaakapitu">
      <style:text-properties style:font-name="Calibri Light" style:font-name-asian="Times New Roman" style:font-name-complex="Times New Roman" fo:color="#1F4D78" fo:language="pl" fo:country="PL"/>
    </style:style>
    <style:style style:name="Heading6Char" style:display-name="Heading 6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1F4D78" fo:language="pl" fo:country="PL"/>
    </style:style>
    <style:style style:name="Heading7Char" style:display-name="Heading 7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404040" fo:language="pl" fo:country="PL"/>
    </style:style>
    <style:style style:name="Heading8Char" style:display-name="Heading 8 Char" style:family="text" style:parent-style-name="Domyślnaczcionkaakapitu">
      <style:text-properties style:font-name="Calibri Light" style:font-name-asian="Times New Roman" style:font-name-complex="Times New Roman" fo:color="#404040" fo:font-size="10pt" style:font-size-asian="10pt" style:font-size-complex="10pt" fo:language="pl" fo:country="PL"/>
    </style:style>
    <style:style style:name="Heading9Char" style:display-name="Heading 9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language="pl" fo:country="PL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egenda" style:display-name="Legenda" style:family="paragraph" style:parent-style-name="Normalny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l" style:country-asian="PL" fo:hyphenate="false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font-size="10pt" style:font-size-asian="10pt" style:font-size-complex="12pt" fo:language="en" fo:country="US" fo:hyphenate="false"/>
    </style:style>
    <style:style style:name="Nagłówek1Znak" style:display-name="Nagłówek 1 Znak" style:family="text" style:parent-style-name="Domyślnaczcionkaakapitu">
      <style:text-properties style:font-name="Arial" style:font-name-complex="Arial" fo:font-weight="bold" style:font-weight-asian="bold" style:font-weight-complex="bold" fo:color="#365F91" fo:font-size="14pt" style:font-size-asian="14pt" style:font-size-complex="14pt"/>
    </style:style>
    <style:style style:name="Nagłówek11" style:display-name="Nagłówek 11" style:family="paragraph" style:parent-style-name="Normalny" style:list-style-name="LFO2" style:default-outline-level="1">
      <style:paragraph-properties fo:keep-with-next="always" fo:keep-together="always" fo:margin-top="0.3333in" fo:margin-bottom="0in"/>
      <style:text-properties style:font-name="Arial" style:font-name-asian="Calibri" style:font-name-complex="Arial" fo:font-weight="bold" style:font-weight-asian="bold" style:font-weight-complex="bold" fo:color="#365F91" fo:font-size="14pt" style:font-size-asian="14pt" style:font-size-complex="14pt" fo:language="en" fo:country="GB" fo:hyphenate="false"/>
    </style:style>
    <style:style style:name="Spistreści11" style:display-name="Spis treści 11" style:family="paragraph" style:parent-style-name="Normalny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Łączeindeksu" style:display-name="Łącze indeksu" style:family="text"/>
    <style:style style:name="mi" style:display-name="mi" style:family="text" style:parent-style-name="Domyślnaczcionkaakapitu"/>
    <style:style style:name="mo" style:display-name="mo" style:family="text" style:parent-style-name="Domyślnaczcionkaakapitu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apple-tab-span" style:display-name="apple-tab-span" style:family="text" style:parent-style-name="Domyślnaczcionkaakapitu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use-window-font-color="true"/>
    </style:style>
    <text:list-style style:name="LFO2" style:display-name="LFO2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yna Slawinska</meta:initial-creator>
    <dc:creator>Aleksander Kuśmierczyk</dc:creator>
    <meta:creation-date>2017-11-02T19:06:00Z</meta:creation-date>
    <dc:date>2017-11-03T13:57:00Z</dc:date>
    <meta:template xlink:href="Normal" xlink:type="simple"/>
    <meta:editing-cycles>3</meta:editing-cycles>
    <meta:editing-duration>PT59760S</meta:editing-duration>
    <meta:document-statistic meta:page-count="6" meta:paragraph-count="11" meta:word-count="861" meta:character-count="5762" meta:row-count="40" meta:non-whitespace-character-count="4912"/>
  </office:meta>
</office:document-meta>
</file>